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dCharacterReplacingNMapper.getRepla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dCharacterReplacingNMapper.BadCharacterReplacingNMapper( NameMapper chained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dCharacterReplacingNMapper.setReplacement( Character replac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dCharacterReplacingNMapper.mapTypeToElementName( String typ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